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style:font-name="Arial" fo:font-size="12pt" style:font-size-asian="12pt"/>
    </style:style>
    <style:style style:name="P2" style:family="paragraph" style:parent-style-name="Standard">
      <style:paragraph-properties fo:margin-left="0cm" fo:margin-right="-0.004cm" fo:margin-top="0cm" fo:margin-bottom="0.39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2pt" fo:font-weight="bold" style:font-size-asian="12pt" style:font-weight-asian="bold"/>
    </style:style>
    <style:style style:name="P3" style:family="paragraph" style:parent-style-name="Standard">
      <style:paragraph-properties fo:margin-left="0cm" fo:margin-right="-0.004cm" fo:margin-top="0cm" fo:margin-bottom="0.39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top="0cm" fo:margin-bottom="0.39cm"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Arial" style:text-underline-style="none"/>
    </style:style>
    <style:style style:name="P7" style:family="paragraph" style:parent-style-name="Header">
      <style:paragraph-properties fo:margin-left="0cm" fo:margin-right="-0.004cm" fo:margin-top="0cm" fo:margin-bottom="0.39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font-size="7pt" fo:font-weight="bold" style:font-size-asian="7pt" style:font-weight-asian="bold"/>
    </style:style>
    <style:style style:name="T3" style:family="text">
      <style:text-properties fo:font-size="7pt" style:font-size-asian="7pt"/>
    </style:style>
    <style:style style:name="T4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5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6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RFM#%</text:p>
      <text:h text:style-name="P6" text:outline-level="1">%=DECISION_OCTROI=%</text:h>
      <text:p text:style-name="P4"/>
      <text:p text:style-name="P2">%=OBJET=%</text:p>
      <text:p text:style-name="P5">%=TITRE=%</text:p>
      <text:p text:style-name="P5">%=DATE_DEMANDE=%</text:p>
      <text:p text:style-name="P5">%=LOI=%</text:p>
      <text:p text:style-name="P5">%=ACCEPTATION=%</text:p>
      <text:p text:style-name="P5">%=VERSEMENT=%</text:p>
      <text:p text:style-name="P5">%=ARRET=%</text:p>
      <text:p text:style-name="P5">%=SALUTATION=%</text:p>
      <text:p text:style-name="P7"><text:span text:style-name="T1"><text:tab/></text:span><text:span text:style-name="T6">%#</text:span><text:span text:style-name="T7">include <text:s/>signatureRFM</text:span><text:span text:style-name="T6">#%</text:span></text:p>
      <text:p text:style-name="P3"><text:span text:style-name="T2">%=OPPOSITION=%</text:span><text:span text:style-name="T3"> 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3-08-13T18:24:11</dc:date>
    <meta:print-date>2009-04-28T07:47:00</meta:print-date>
    <meta:editing-cycles>9</meta:editing-cycles>
    <meta:editing-duration>PT22H36M0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775984809</meta:user-defined>
    <meta:document-statistic meta:table-count="0" meta:image-count="0" meta:object-count="0" meta:page-count="1" meta:paragraph-count="12" meta:word-count="17" meta:character-count="193"/>
  </office:meta>
</office:document-meta>
</file>